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2c921a" style:parent-style-name="Hyperlink">
      <style:text-properties/>
    </style:style>
    <style:style style:family="text" style:name="a471867" style:parent-style-name="Hyperlink"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href="http://www.heise.de"><text:span text:style-name="Hyperlink">in  <text:s text:c="4"/>zwei</text:span></text:a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8-05T14:19:30.6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8-04-06T23:27:14</dc:date>
    <meta:editing-cycles>3</meta:editing-cycles>
    <meta:editing-duration>PT0.037S</meta:editing-duration>
  </office:meta>
</office:document-meta>
</file>